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9843in" svg:height="4.948in" svg:x="0.1165in" svg:y="1.5008in">
            <draw:object draw:notify-on-update-of-ranges="Sheet1.C2:Sheet1.C2 Sheet1.C3:Sheet1.C7 Sheet1.D2:Sheet1.D2 Sheet1.D3:Sheet1.D7 Sheet1.E2:Sheet1.E2 Sheet1.E3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Angle min</text:p>
          </table:table-cell>
          <table:table-cell office:value-type="string" calcext:value-type="string">
            <text:p>Angle max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Peak 0.0</text:p>
          </table:table-cell>
          <table:table-cell office:value-type="string" calcext:value-type="string">
            <text:p>Peak 2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table:formula="of:=AVERAGE([.A3:.B3])" office:value-type="float" office:value="119.5" calcext:value-type="float">
            <text:p>119.5</text:p>
          </table:table-cell>
          <table:table-cell office:value-type="float" office:value="195.37" calcext:value-type="float">
            <text:p>195.37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formula="of:=AVERAGE([.A4:.B4])" office:value-type="float" office:value="128.5" calcext:value-type="float">
            <text:p>128.5</text:p>
          </table:table-cell>
          <table:table-cell office:value-type="float" office:value="272.27" calcext:value-type="float">
            <text:p>272.27</text:p>
          </table:table-cell>
          <table:table-cell office:value-type="float" office:value="82.39" calcext:value-type="float">
            <text:p>82.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table:formula="of:=AVERAGE([.A5:.B5])" office:value-type="float" office:value="137.5" calcext:value-type="float">
            <text:p>137.5</text:p>
          </table:table-cell>
          <table:table-cell office:value-type="float" office:value="223.4" calcext:value-type="float">
            <text:p>223.4</text:p>
          </table:table-cell>
          <table:table-cell office:value-type="float" office:value="114.456" calcext:value-type="float">
            <text:p>114.4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formula="of:=AVERAGE([.A6:.B6])" office:value-type="float" office:value="146.5" calcext:value-type="float">
            <text:p>146.5</text:p>
          </table:table-cell>
          <table:table-cell office:value-type="float" office:value="158.42" calcext:value-type="float">
            <text:p>158.42</text:p>
          </table:table-cell>
          <table:table-cell office:value-type="float" office:value="190.35" calcext:value-type="float">
            <text:p>190.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table:formula="of:=AVERAGE([.A7:.B7])" office:value-type="float" office:value="155.5" calcext:value-type="float">
            <text:p>155.5</text:p>
          </table:table-cell>
          <table:table-cell office:value-type="float" office:value="93.79" calcext:value-type="float">
            <text:p>93.79</text:p>
          </table:table-cell>
          <table:table-cell office:value-type="float" office:value="168.84" calcext:value-type="float">
            <text:p>168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1:36:02.724875789</meta:creation-date>
    <dc:date>2025-08-24T22:23:57.002450439</dc:date>
    <meta:editing-duration>PT10H27M52S</meta:editing-duration>
    <meta:editing-cycles>2</meta:editing-cycles>
    <meta:generator>LibreOffice/7.3.7.2$Linux_X86_64 LibreOffice_project/30$Build-2</meta:generator>
    <meta:document-statistic meta:table-count="1" meta:cell-count="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41cm" svg:height="12.569cm" xlink:href=".." xlink:type="simple" chart:class="chart:scatter" chart:style-name="ch1">
        <chart:legend chart:legend-position="end" svg:x="15.021cm" svg:y="5.736cm" style:legend-expansion="high" chart:style-name="ch2"/>
        <chart:plot-area chart:style-name="ch3" table:cell-range-address="Sheet1.C2:Sheet1.E7" chart:data-source-has-labels="both" svg:x="0.354cm" svg:y="0.251cm" svg:width="14.313cm" svg:height="12.067cm">
          <chart:coordinate-region svg:x="1.161cm" svg:y="0.45cm" svg:width="13.226cm" svg:height="11.221cm"/>
          <chart:axis chart:dimension="x" chart:name="primary-x" chart:style-name="ch4" chartooo:axis-type="auto">
            <chart:categories table:cell-range-address="Sheet1.C3:Sheet1.C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3:Sheet1.D7" chart:label-cell-address="Sheet1.D2:Sheet1.D2" chart:class="chart:scatter">
            <chart:domain table:cell-range-address="Sheet1.C3:Sheet1.C7"/>
            <chart:data-point chart:repeated="5"/>
          </chart:series>
          <chart:series chart:style-name="ch8" chart:values-cell-range-address="Sheet1.E3:Sheet1.E7" chart:label-cell-address="Sheet1.E2:Sheet1.E2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 0.0</text:p>
                <draw:g>
                  <svg:desc>Sheet1.D2:Sheet1.D2</svg:desc>
                </draw:g>
              </table:table-cell>
              <table:table-cell office:value-type="string">
                <text:p>Peak 2.5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19.5">
                <text:p>119.5</text:p>
                <draw:g>
                  <svg:desc>Sheet1.C3:Sheet1.C7</svg:desc>
                </draw:g>
              </table:table-cell>
              <table:table-cell office:value-type="float" office:value="195.37">
                <text:p>195.37</text:p>
                <draw:g>
                  <svg:desc>Sheet1.D3:Sheet1.D7</svg:desc>
                </draw:g>
              </table:table-cell>
              <table:table-cell office:value-type="float" office:value="99.71">
                <text:p>99.71</text:p>
                <draw:g>
                  <svg:desc>Sheet1.E3:Sheet1.E7</svg:desc>
                </draw:g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272.27">
                <text:p>272.27</text:p>
              </table:table-cell>
              <table:table-cell office:value-type="float" office:value="82.39">
                <text:p>82.39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223.4">
                <text:p>223.4</text:p>
              </table:table-cell>
              <table:table-cell office:value-type="float" office:value="114.456">
                <text:p>114.456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158.42">
                <text:p>158.42</text:p>
              </table:table-cell>
              <table:table-cell office:value-type="float" office:value="190.35">
                <text:p>190.35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93.79">
                <text:p>93.79</text:p>
              </table:table-cell>
              <table:table-cell office:value-type="float" office:value="168.84">
                <text:p>168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